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1pt 1pt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indent="0.318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.318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787cm">
          <draw:text-box>
            <text:p text:style-name="P1"><text:span text:style-name="T1">EPISTLE</text:span></text:p>
            <text:p text:style-name="P1"><text:span text:style-name="T2">2 Corinthians 4:13—5: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5.117cm" svg:x="1.343cm" svg:y="1.016cm">
          <draw:text-box>
            <text:p text:style-name="P4"><text:span text:style-name="T3">13</text:span><text:span text:style-name="T4">Since we have the same spirit of faith according to what has been written, “I believed, and so I spoke,” we also believe, and so we also spea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311cm" svg:height="5.459cm" svg:x="1.778cm" svg:y="0.891cm">
          <draw:text-box>
            <text:p text:style-name="P4"><text:span text:style-name="T3">14</text:span><text:span text:style-name="T4">knowing that he who raised the Lord Jesus will raise us also with Jesus and bring us with you into his pres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4.13cm" svg:height="5.205cm" svg:x="2.032cm" svg:y="0.891cm">
          <draw:text-box>
            <text:p text:style-name="P4"><text:span text:style-name="T3">15</text:span><text:span text:style-name="T4">For it is all for your sake, so that as grace extends to more and more people it may increase thanksgiving, to the glory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6" draw:text-style-name="P5" draw:layer="layout" svg:width="23.368cm" svg:height="4.826cm" svg:x="2.286cm" svg:y="1.016cm">
          <draw:text-box>
            <text:p text:style-name="P4"><text:span text:style-name="T3"><text:s/></text:span><text:span text:style-name="T3">16</text:span><text:span text:style-name="T4">So we do not lose heart. Though our outer nature is wasting away, our inner nature is being renewed day by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5" draw:layer="layout" svg:width="24.384cm" svg:height="7.766cm" svg:x="1.778cm" svg:y="0.87cm">
          <draw:text-box>
            <text:p text:style-name="P4"><text:span text:style-name="T3">17</text:span><text:span text:style-name="T4">For this slight momentary affliction is preparing for us an eternal weight of glory beyond all comparison, </text:span><text:span text:style-name="T3">18</text:span><text:span text:style-name="T4">as we look not to the things that are seen but to the things that are unse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8" draw:text-style-name="P7" draw:layer="layout" svg:width="24.13cm" svg:height="3.81cm" svg:x="1.778cm" svg:y="1.016cm">
          <draw:text-box>
            <text:p text:style-name="P6"><text:span text:style-name="T4">For the things that are seen are transient, but the things that are unseen are etern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9" draw:text-style-name="P5" draw:layer="layout" svg:width="24.13cm" svg:height="6.35cm" svg:x="1.778cm" svg:y="1.016cm">
          <draw:text-box>
            <text:p text:style-name="P8"><text:span text:style-name="T3">1</text:span><text:span text:style-name="T4">For we know that if the tent, which is our earthly home, is destroyed, we have a building from God, a house not made with hands, eternal in the heave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12:03.751000000</meta:creation-date>
    <dc:title>Hymn template</dc:title>
    <meta:editing-duration>PT9M13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6-07T14:45:55.504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6-02T13:12:03.491000000"/>
  </office:meta>
</office:document-meta>
</file>